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38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38">
      <style:table-cell-properties fo:background-color="#000000" style:text-align-source="fix" style:repeat-content="false" fo:border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6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7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 style:data-style-name="N10038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10038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fo:border-left="none" fo:border-right="none" fo:border-top="2.01pt solid #000000"/>
    </style:style>
    <style:style style:name="ce12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40">
      <style:table-cell-properties fo:background-color="#ffffff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0">
      <style:table-cell-properties fo:border-bottom="2.01pt solid #000000" fo:background-color="#ffffff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use-window-font-color="true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 style:data-style-name="N4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40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 style:data-style-name="N40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21" style:family="table-cell" style:parent-style-name="Default" style:data-style-name="N40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 style:data-style-name="N40">
      <style:table-cell-properties fo:border-bottom="none" fo:background-color="#ffffff" style:cell-protect="formula-hidden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style:font-size-asian="20pt" style:font-size-complex="20pt"/>
    </style:style>
    <style:style style:name="ce25" style:family="table-cell" style:parent-style-name="Default" style:data-style-name="N121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</office:automatic-styles>
  <office:body>
    <office:spreadsheet>
      <table:table table:name="TimeSheet" table:style-name="ta1" table:protected="true">
        <table:table-protection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visibility="collapse" table:number-columns-repeated="1017" table:default-cell-style-name="ce23"/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Zeitabrechnung</text:p>
          </table:table-cell>
          <table:covered-table-cell table:number-columns-repeated="3" table:style-name="ce13"/>
          <table:covered-table-cell table:style-name="ce2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3">
          <table:table-cell table:style-name="ce1"/>
          <table:table-cell table:style-name="ce5" office:value-type="string" calcext:value-type="string">
            <text:p>Projekt:</text:p>
          </table:table-cell>
          <table:table-cell table:style-name="ce14" office:value-type="string" calcext:value-type="string" table:number-columns-spanned="3" table:number-rows-spanned="1">
            <text:p>Netzwerkmanager</text:p>
          </table:table-cell>
          <table:covered-table-cell table:number-columns-repeated="2" table:style-name="ce20"/>
          <table:table-cell table:style-name="ce24" office:value-type="string" calcext:value-type="string">
            <text:p>Gesammtzeit: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6" office:value-type="string" calcext:value-type="string">
            <text:p>Name:</text:p>
          </table:table-cell>
          <table:table-cell table:style-name="ce15" office:value-type="string" calcext:value-type="string" table:number-columns-spanned="3" table:number-rows-spanned="1">
            <text:p>Tobias Wältken</text:p>
          </table:table-cell>
          <table:covered-table-cell table:number-columns-repeated="2" table:style-name="ce13"/>
          <table:table-cell table:style-name="ce25" table:formula="of:=SUM([.E11:.E1000])" office:value-type="time" office:time-value="PT01H55M00S" calcext:value-type="time">
            <text:p>01:55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7" office:value-type="string" calcext:value-type="string">
            <text:p>E-Mail Addresse:</text:p>
          </table:table-cell>
          <table:table-cell table:style-name="ce16" office:value-type="string" calcext:value-type="string" table:number-columns-spanned="4" table:number-rows-spanned="1">
            <text:p>tobias.w@ltken.de</text:p>
          </table:table-cell>
          <table:covered-table-cell table:number-columns-repeated="2" table:style-name="ce21"/>
          <table:covered-table-cell table:style-name="ce26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4">
          <table:table-cell table:style-name="ce1"/>
          <table:table-cell table:style-name="ce8" office:value-type="string" calcext:value-type="string" table:number-columns-spanned="1" table:number-rows-spanned="2">
            <text:p>Datum</text:p>
          </table:table-cell>
          <table:table-cell table:style-name="ce17" office:value-type="string" calcext:value-type="string" table:number-columns-spanned="3" table:number-rows-spanned="1">
            <text:p>Zeit</text:p>
          </table:table-cell>
          <table:covered-table-cell table:number-columns-repeated="2" table:style-name="ce17"/>
          <table:table-cell table:style-name="ce27" office:value-type="string" calcext:value-type="string" table:number-columns-spanned="1" table:number-rows-spanned="2">
            <text:p>Bemerkung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1"/>
          <table:covered-table-cell table:style-name="ce9"/>
          <table:table-cell table:style-name="ce18" office:value-type="string" calcext:value-type="string">
            <text:p>von</text:p>
          </table:table-cell>
          <table:table-cell table:style-name="ce18" office:value-type="string" calcext:value-type="string">
            <text:p>bis</text:p>
          </table:table-cell>
          <table:table-cell table:style-name="ce18" office:value-type="string" calcext:value-type="string">
            <text:p>total</text:p>
          </table:table-cell>
          <table:covered-table-cell table:style-name="ce28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 office:value-type="date" office:date-value="2016-03-03" calcext:value-type="date">
            <text:p>Donnerstag, 3. März 2016</text:p>
          </table:table-cell>
          <table:table-cell table:style-name="ce19" office:value-type="time" office:time-value="PT07H14M00S" calcext:value-type="time">
            <text:p>07:14</text:p>
          </table:table-cell>
          <table:table-cell table:style-name="ce19" office:value-type="time" office:time-value="PT08H40M00S" calcext:value-type="time">
            <text:p>08:40</text:p>
          </table:table-cell>
          <table:table-cell table:style-name="ce22" table:formula="of:=IF(OR(ISBLANK([.C10]);ISBLANK([.D10]));&quot;-&quot;;MAX([.D10]-[.C10]; 0))" office:value-type="time" office:time-value="PT01H26M00S" calcext:value-type="time">
            <text:p>01:26</text:p>
          </table:table-cell>
          <table:table-cell table:style-name="ce29" office:value-type="string" calcext:value-type="string">
            <text:p>Basic php SQL Setup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1H10M00S" calcext:value-type="time">
            <text:p>11:10</text:p>
          </table:table-cell>
          <table:table-cell table:style-name="ce19" office:value-type="time" office:time-value="PT12H00M00S" calcext:value-type="time">
            <text:p>12:00</text:p>
          </table:table-cell>
          <table:table-cell table:style-name="ce22" table:formula="of:=IF(OR(ISBLANK([.C11]);ISBLANK([.D11]));&quot;-&quot;;MAX([.D11]-[.C11]; 0))" office:value-type="time" office:time-value="PT00H50M00S" calcext:value-type="time">
            <text:p>00:50</text:p>
          </table:table-cell>
          <table:table-cell table:style-name="ce29" office:value-type="string" calcext:value-type="string">
            <text:p>started work on the database maintainig sit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2H25M00S" calcext:value-type="time">
            <text:p>12:25</text:p>
          </table:table-cell>
          <table:table-cell table:style-name="ce19" office:value-type="time" office:time-value="PT13H30M00S" calcext:value-type="time">
            <text:p>13:30</text:p>
          </table:table-cell>
          <table:table-cell table:style-name="ce22" table:formula="of:=IF(OR(ISBLANK([.C12]);ISBLANK([.D12]));&quot;-&quot;;MAX([.D12]-[.C12]; 0))" office:value-type="time" office:time-value="PT01H05M00S" calcext:value-type="time">
            <text:p>01:05</text:p>
          </table:table-cell>
          <table:table-cell table:style-name="ce29" office:value-type="string" calcext:value-type="string">
            <text:p>resolving sql error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4H45M00S" calcext:value-type="time">
            <text:p>14:45</text:p>
          </table:table-cell>
          <table:table-cell table:style-name="ce19"/>
          <table:table-cell table:style-name="ce22" table:formula="of:=IF(OR(ISBLANK([.C13]);ISBLANK([.D13]));&quot;-&quot;;MAX([.D13]-[.C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]);ISBLANK([.D14]));&quot;-&quot;;MAX([.D14]-[.C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]);ISBLANK([.D15]));&quot;-&quot;;MAX([.D15]-[.C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]);ISBLANK([.D16]));&quot;-&quot;;MAX([.D16]-[.C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]);ISBLANK([.D17]));&quot;-&quot;;MAX([.D17]-[.C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]);ISBLANK([.D18]));&quot;-&quot;;MAX([.D18]-[.C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]);ISBLANK([.D19]));&quot;-&quot;;MAX([.D19]-[.C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]);ISBLANK([.D20]));&quot;-&quot;;MAX([.D20]-[.C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]);ISBLANK([.D21]));&quot;-&quot;;MAX([.D21]-[.C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]);ISBLANK([.D22]));&quot;-&quot;;MAX([.D22]-[.C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]);ISBLANK([.D23]));&quot;-&quot;;MAX([.D23]-[.C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]);ISBLANK([.D24]));&quot;-&quot;;MAX([.D24]-[.C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]);ISBLANK([.D25]));&quot;-&quot;;MAX([.D25]-[.C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]);ISBLANK([.D26]));&quot;-&quot;;MAX([.D26]-[.C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]);ISBLANK([.D27]));&quot;-&quot;;MAX([.D27]-[.C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]);ISBLANK([.D28]));&quot;-&quot;;MAX([.D28]-[.C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]);ISBLANK([.D29]));&quot;-&quot;;MAX([.D29]-[.C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]);ISBLANK([.D30]));&quot;-&quot;;MAX([.D30]-[.C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]);ISBLANK([.D31]));&quot;-&quot;;MAX([.D31]-[.C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]);ISBLANK([.D32]));&quot;-&quot;;MAX([.D32]-[.C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]);ISBLANK([.D33]));&quot;-&quot;;MAX([.D33]-[.C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]);ISBLANK([.D34]));&quot;-&quot;;MAX([.D34]-[.C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]);ISBLANK([.D35]));&quot;-&quot;;MAX([.D35]-[.C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]);ISBLANK([.D36]));&quot;-&quot;;MAX([.D36]-[.C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]);ISBLANK([.D37]));&quot;-&quot;;MAX([.D37]-[.C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]);ISBLANK([.D38]));&quot;-&quot;;MAX([.D38]-[.C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]);ISBLANK([.D39]));&quot;-&quot;;MAX([.D39]-[.C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]);ISBLANK([.D40]));&quot;-&quot;;MAX([.D40]-[.C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]);ISBLANK([.D41]));&quot;-&quot;;MAX([.D41]-[.C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]);ISBLANK([.D42]));&quot;-&quot;;MAX([.D42]-[.C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]);ISBLANK([.D43]));&quot;-&quot;;MAX([.D43]-[.C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]);ISBLANK([.D44]));&quot;-&quot;;MAX([.D44]-[.C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]);ISBLANK([.D45]));&quot;-&quot;;MAX([.D45]-[.C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]);ISBLANK([.D46]));&quot;-&quot;;MAX([.D46]-[.C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]);ISBLANK([.D47]));&quot;-&quot;;MAX([.D47]-[.C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]);ISBLANK([.D48]));&quot;-&quot;;MAX([.D48]-[.C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]);ISBLANK([.D49]));&quot;-&quot;;MAX([.D49]-[.C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]);ISBLANK([.D50]));&quot;-&quot;;MAX([.D50]-[.C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]);ISBLANK([.D51]));&quot;-&quot;;MAX([.D51]-[.C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]);ISBLANK([.D52]));&quot;-&quot;;MAX([.D52]-[.C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]);ISBLANK([.D53]));&quot;-&quot;;MAX([.D53]-[.C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]);ISBLANK([.D54]));&quot;-&quot;;MAX([.D54]-[.C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]);ISBLANK([.D55]));&quot;-&quot;;MAX([.D55]-[.C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]);ISBLANK([.D56]));&quot;-&quot;;MAX([.D56]-[.C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]);ISBLANK([.D57]));&quot;-&quot;;MAX([.D57]-[.C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]);ISBLANK([.D58]));&quot;-&quot;;MAX([.D58]-[.C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]);ISBLANK([.D59]));&quot;-&quot;;MAX([.D59]-[.C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]);ISBLANK([.D60]));&quot;-&quot;;MAX([.D60]-[.C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]);ISBLANK([.D61]));&quot;-&quot;;MAX([.D61]-[.C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]);ISBLANK([.D62]));&quot;-&quot;;MAX([.D62]-[.C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]);ISBLANK([.D63]));&quot;-&quot;;MAX([.D63]-[.C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]);ISBLANK([.D64]));&quot;-&quot;;MAX([.D64]-[.C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]);ISBLANK([.D65]));&quot;-&quot;;MAX([.D65]-[.C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]);ISBLANK([.D66]));&quot;-&quot;;MAX([.D66]-[.C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]);ISBLANK([.D67]));&quot;-&quot;;MAX([.D67]-[.C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]);ISBLANK([.D68]));&quot;-&quot;;MAX([.D68]-[.C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]);ISBLANK([.D69]));&quot;-&quot;;MAX([.D69]-[.C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]);ISBLANK([.D70]));&quot;-&quot;;MAX([.D70]-[.C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]);ISBLANK([.D71]));&quot;-&quot;;MAX([.D71]-[.C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]);ISBLANK([.D72]));&quot;-&quot;;MAX([.D72]-[.C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]);ISBLANK([.D73]));&quot;-&quot;;MAX([.D73]-[.C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]);ISBLANK([.D74]));&quot;-&quot;;MAX([.D74]-[.C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]);ISBLANK([.D75]));&quot;-&quot;;MAX([.D75]-[.C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]);ISBLANK([.D76]));&quot;-&quot;;MAX([.D76]-[.C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]);ISBLANK([.D77]));&quot;-&quot;;MAX([.D77]-[.C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]);ISBLANK([.D78]));&quot;-&quot;;MAX([.D78]-[.C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]);ISBLANK([.D79]));&quot;-&quot;;MAX([.D79]-[.C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]);ISBLANK([.D80]));&quot;-&quot;;MAX([.D80]-[.C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]);ISBLANK([.D81]));&quot;-&quot;;MAX([.D81]-[.C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]);ISBLANK([.D82]));&quot;-&quot;;MAX([.D82]-[.C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]);ISBLANK([.D83]));&quot;-&quot;;MAX([.D83]-[.C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]);ISBLANK([.D84]));&quot;-&quot;;MAX([.D84]-[.C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]);ISBLANK([.D85]));&quot;-&quot;;MAX([.D85]-[.C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]);ISBLANK([.D86]));&quot;-&quot;;MAX([.D86]-[.C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]);ISBLANK([.D87]));&quot;-&quot;;MAX([.D87]-[.C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]);ISBLANK([.D88]));&quot;-&quot;;MAX([.D88]-[.C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]);ISBLANK([.D89]));&quot;-&quot;;MAX([.D89]-[.C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]);ISBLANK([.D90]));&quot;-&quot;;MAX([.D90]-[.C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]);ISBLANK([.D91]));&quot;-&quot;;MAX([.D91]-[.C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]);ISBLANK([.D92]));&quot;-&quot;;MAX([.D92]-[.C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]);ISBLANK([.D93]));&quot;-&quot;;MAX([.D93]-[.C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]);ISBLANK([.D94]));&quot;-&quot;;MAX([.D94]-[.C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]);ISBLANK([.D95]));&quot;-&quot;;MAX([.D95]-[.C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]);ISBLANK([.D96]));&quot;-&quot;;MAX([.D96]-[.C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]);ISBLANK([.D97]));&quot;-&quot;;MAX([.D97]-[.C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]);ISBLANK([.D98]));&quot;-&quot;;MAX([.D98]-[.C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]);ISBLANK([.D99]));&quot;-&quot;;MAX([.D99]-[.C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0]);ISBLANK([.D100]));&quot;-&quot;;MAX([.D100]-[.C1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1]);ISBLANK([.D101]));&quot;-&quot;;MAX([.D101]-[.C1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2]);ISBLANK([.D102]));&quot;-&quot;;MAX([.D102]-[.C1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3]);ISBLANK([.D103]));&quot;-&quot;;MAX([.D103]-[.C1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4]);ISBLANK([.D104]));&quot;-&quot;;MAX([.D104]-[.C1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5]);ISBLANK([.D105]));&quot;-&quot;;MAX([.D105]-[.C1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6]);ISBLANK([.D106]));&quot;-&quot;;MAX([.D106]-[.C1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7]);ISBLANK([.D107]));&quot;-&quot;;MAX([.D107]-[.C1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8]);ISBLANK([.D108]));&quot;-&quot;;MAX([.D108]-[.C1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9]);ISBLANK([.D109]));&quot;-&quot;;MAX([.D109]-[.C1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0]);ISBLANK([.D110]));&quot;-&quot;;MAX([.D110]-[.C1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1]);ISBLANK([.D111]));&quot;-&quot;;MAX([.D111]-[.C1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2]);ISBLANK([.D112]));&quot;-&quot;;MAX([.D112]-[.C1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3]);ISBLANK([.D113]));&quot;-&quot;;MAX([.D113]-[.C1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4]);ISBLANK([.D114]));&quot;-&quot;;MAX([.D114]-[.C1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5]);ISBLANK([.D115]));&quot;-&quot;;MAX([.D115]-[.C1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6]);ISBLANK([.D116]));&quot;-&quot;;MAX([.D116]-[.C1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7]);ISBLANK([.D117]));&quot;-&quot;;MAX([.D117]-[.C1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8]);ISBLANK([.D118]));&quot;-&quot;;MAX([.D118]-[.C1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9]);ISBLANK([.D119]));&quot;-&quot;;MAX([.D119]-[.C1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0]);ISBLANK([.D120]));&quot;-&quot;;MAX([.D120]-[.C1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1]);ISBLANK([.D121]));&quot;-&quot;;MAX([.D121]-[.C1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2]);ISBLANK([.D122]));&quot;-&quot;;MAX([.D122]-[.C1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3]);ISBLANK([.D123]));&quot;-&quot;;MAX([.D123]-[.C1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4]);ISBLANK([.D124]));&quot;-&quot;;MAX([.D124]-[.C1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5]);ISBLANK([.D125]));&quot;-&quot;;MAX([.D125]-[.C1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6]);ISBLANK([.D126]));&quot;-&quot;;MAX([.D126]-[.C1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7]);ISBLANK([.D127]));&quot;-&quot;;MAX([.D127]-[.C1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8]);ISBLANK([.D128]));&quot;-&quot;;MAX([.D128]-[.C1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9]);ISBLANK([.D129]));&quot;-&quot;;MAX([.D129]-[.C1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0]);ISBLANK([.D130]));&quot;-&quot;;MAX([.D130]-[.C1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1]);ISBLANK([.D131]));&quot;-&quot;;MAX([.D131]-[.C1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2]);ISBLANK([.D132]));&quot;-&quot;;MAX([.D132]-[.C1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3]);ISBLANK([.D133]));&quot;-&quot;;MAX([.D133]-[.C1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4]);ISBLANK([.D134]));&quot;-&quot;;MAX([.D134]-[.C1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5]);ISBLANK([.D135]));&quot;-&quot;;MAX([.D135]-[.C1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6]);ISBLANK([.D136]));&quot;-&quot;;MAX([.D136]-[.C1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7]);ISBLANK([.D137]));&quot;-&quot;;MAX([.D137]-[.C1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8]);ISBLANK([.D138]));&quot;-&quot;;MAX([.D138]-[.C1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9]);ISBLANK([.D139]));&quot;-&quot;;MAX([.D139]-[.C1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0]);ISBLANK([.D140]));&quot;-&quot;;MAX([.D140]-[.C1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1]);ISBLANK([.D141]));&quot;-&quot;;MAX([.D141]-[.C1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2]);ISBLANK([.D142]));&quot;-&quot;;MAX([.D142]-[.C1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3]);ISBLANK([.D143]));&quot;-&quot;;MAX([.D143]-[.C1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4]);ISBLANK([.D144]));&quot;-&quot;;MAX([.D144]-[.C1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5]);ISBLANK([.D145]));&quot;-&quot;;MAX([.D145]-[.C1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6]);ISBLANK([.D146]));&quot;-&quot;;MAX([.D146]-[.C1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7]);ISBLANK([.D147]));&quot;-&quot;;MAX([.D147]-[.C1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8]);ISBLANK([.D148]));&quot;-&quot;;MAX([.D148]-[.C1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9]);ISBLANK([.D149]));&quot;-&quot;;MAX([.D149]-[.C1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0]);ISBLANK([.D150]));&quot;-&quot;;MAX([.D150]-[.C1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1]);ISBLANK([.D151]));&quot;-&quot;;MAX([.D151]-[.C1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2]);ISBLANK([.D152]));&quot;-&quot;;MAX([.D152]-[.C1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3]);ISBLANK([.D153]));&quot;-&quot;;MAX([.D153]-[.C1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4]);ISBLANK([.D154]));&quot;-&quot;;MAX([.D154]-[.C1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5]);ISBLANK([.D155]));&quot;-&quot;;MAX([.D155]-[.C1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6]);ISBLANK([.D156]));&quot;-&quot;;MAX([.D156]-[.C1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7]);ISBLANK([.D157]));&quot;-&quot;;MAX([.D157]-[.C1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8]);ISBLANK([.D158]));&quot;-&quot;;MAX([.D158]-[.C1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9]);ISBLANK([.D159]));&quot;-&quot;;MAX([.D159]-[.C1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0]);ISBLANK([.D160]));&quot;-&quot;;MAX([.D160]-[.C1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1]);ISBLANK([.D161]));&quot;-&quot;;MAX([.D161]-[.C1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2]);ISBLANK([.D162]));&quot;-&quot;;MAX([.D162]-[.C1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3]);ISBLANK([.D163]));&quot;-&quot;;MAX([.D163]-[.C1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4]);ISBLANK([.D164]));&quot;-&quot;;MAX([.D164]-[.C1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5]);ISBLANK([.D165]));&quot;-&quot;;MAX([.D165]-[.C1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6]);ISBLANK([.D166]));&quot;-&quot;;MAX([.D166]-[.C1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7]);ISBLANK([.D167]));&quot;-&quot;;MAX([.D167]-[.C1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8]);ISBLANK([.D168]));&quot;-&quot;;MAX([.D168]-[.C1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9]);ISBLANK([.D169]));&quot;-&quot;;MAX([.D169]-[.C1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0]);ISBLANK([.D170]));&quot;-&quot;;MAX([.D170]-[.C1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1]);ISBLANK([.D171]));&quot;-&quot;;MAX([.D171]-[.C1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2]);ISBLANK([.D172]));&quot;-&quot;;MAX([.D172]-[.C1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3]);ISBLANK([.D173]));&quot;-&quot;;MAX([.D173]-[.C1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4]);ISBLANK([.D174]));&quot;-&quot;;MAX([.D174]-[.C1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5]);ISBLANK([.D175]));&quot;-&quot;;MAX([.D175]-[.C1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6]);ISBLANK([.D176]));&quot;-&quot;;MAX([.D176]-[.C1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7]);ISBLANK([.D177]));&quot;-&quot;;MAX([.D177]-[.C1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8]);ISBLANK([.D178]));&quot;-&quot;;MAX([.D178]-[.C1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9]);ISBLANK([.D179]));&quot;-&quot;;MAX([.D179]-[.C1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0]);ISBLANK([.D180]));&quot;-&quot;;MAX([.D180]-[.C1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1]);ISBLANK([.D181]));&quot;-&quot;;MAX([.D181]-[.C1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2]);ISBLANK([.D182]));&quot;-&quot;;MAX([.D182]-[.C1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3]);ISBLANK([.D183]));&quot;-&quot;;MAX([.D183]-[.C1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4]);ISBLANK([.D184]));&quot;-&quot;;MAX([.D184]-[.C1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5]);ISBLANK([.D185]));&quot;-&quot;;MAX([.D185]-[.C1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6]);ISBLANK([.D186]));&quot;-&quot;;MAX([.D186]-[.C1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7]);ISBLANK([.D187]));&quot;-&quot;;MAX([.D187]-[.C1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8]);ISBLANK([.D188]));&quot;-&quot;;MAX([.D188]-[.C1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9]);ISBLANK([.D189]));&quot;-&quot;;MAX([.D189]-[.C1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0]);ISBLANK([.D190]));&quot;-&quot;;MAX([.D190]-[.C1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1]);ISBLANK([.D191]));&quot;-&quot;;MAX([.D191]-[.C1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2]);ISBLANK([.D192]));&quot;-&quot;;MAX([.D192]-[.C1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3]);ISBLANK([.D193]));&quot;-&quot;;MAX([.D193]-[.C1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4]);ISBLANK([.D194]));&quot;-&quot;;MAX([.D194]-[.C1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5]);ISBLANK([.D195]));&quot;-&quot;;MAX([.D195]-[.C1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6]);ISBLANK([.D196]));&quot;-&quot;;MAX([.D196]-[.C1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7]);ISBLANK([.D197]));&quot;-&quot;;MAX([.D197]-[.C1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8]);ISBLANK([.D198]));&quot;-&quot;;MAX([.D198]-[.C1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9]);ISBLANK([.D199]));&quot;-&quot;;MAX([.D199]-[.C1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0]);ISBLANK([.D200]));&quot;-&quot;;MAX([.D200]-[.C2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1]);ISBLANK([.D201]));&quot;-&quot;;MAX([.D201]-[.C2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2]);ISBLANK([.D202]));&quot;-&quot;;MAX([.D202]-[.C2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3]);ISBLANK([.D203]));&quot;-&quot;;MAX([.D203]-[.C2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4]);ISBLANK([.D204]));&quot;-&quot;;MAX([.D204]-[.C2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5]);ISBLANK([.D205]));&quot;-&quot;;MAX([.D205]-[.C2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6]);ISBLANK([.D206]));&quot;-&quot;;MAX([.D206]-[.C2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7]);ISBLANK([.D207]));&quot;-&quot;;MAX([.D207]-[.C2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8]);ISBLANK([.D208]));&quot;-&quot;;MAX([.D208]-[.C2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9]);ISBLANK([.D209]));&quot;-&quot;;MAX([.D209]-[.C2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0]);ISBLANK([.D210]));&quot;-&quot;;MAX([.D210]-[.C2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1]);ISBLANK([.D211]));&quot;-&quot;;MAX([.D211]-[.C2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2]);ISBLANK([.D212]));&quot;-&quot;;MAX([.D212]-[.C2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3]);ISBLANK([.D213]));&quot;-&quot;;MAX([.D213]-[.C2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4]);ISBLANK([.D214]));&quot;-&quot;;MAX([.D214]-[.C2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5]);ISBLANK([.D215]));&quot;-&quot;;MAX([.D215]-[.C2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6]);ISBLANK([.D216]));&quot;-&quot;;MAX([.D216]-[.C2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7]);ISBLANK([.D217]));&quot;-&quot;;MAX([.D217]-[.C2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8]);ISBLANK([.D218]));&quot;-&quot;;MAX([.D218]-[.C2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9]);ISBLANK([.D219]));&quot;-&quot;;MAX([.D219]-[.C2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0]);ISBLANK([.D220]));&quot;-&quot;;MAX([.D220]-[.C2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1]);ISBLANK([.D221]));&quot;-&quot;;MAX([.D221]-[.C2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2]);ISBLANK([.D222]));&quot;-&quot;;MAX([.D222]-[.C2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3]);ISBLANK([.D223]));&quot;-&quot;;MAX([.D223]-[.C2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4]);ISBLANK([.D224]));&quot;-&quot;;MAX([.D224]-[.C2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5]);ISBLANK([.D225]));&quot;-&quot;;MAX([.D225]-[.C2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6]);ISBLANK([.D226]));&quot;-&quot;;MAX([.D226]-[.C2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7]);ISBLANK([.D227]));&quot;-&quot;;MAX([.D227]-[.C2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8]);ISBLANK([.D228]));&quot;-&quot;;MAX([.D228]-[.C2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9]);ISBLANK([.D229]));&quot;-&quot;;MAX([.D229]-[.C2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0]);ISBLANK([.D230]));&quot;-&quot;;MAX([.D230]-[.C2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1]);ISBLANK([.D231]));&quot;-&quot;;MAX([.D231]-[.C2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2]);ISBLANK([.D232]));&quot;-&quot;;MAX([.D232]-[.C2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3]);ISBLANK([.D233]));&quot;-&quot;;MAX([.D233]-[.C2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4]);ISBLANK([.D234]));&quot;-&quot;;MAX([.D234]-[.C2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5]);ISBLANK([.D235]));&quot;-&quot;;MAX([.D235]-[.C2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6]);ISBLANK([.D236]));&quot;-&quot;;MAX([.D236]-[.C2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7]);ISBLANK([.D237]));&quot;-&quot;;MAX([.D237]-[.C2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8]);ISBLANK([.D238]));&quot;-&quot;;MAX([.D238]-[.C2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9]);ISBLANK([.D239]));&quot;-&quot;;MAX([.D239]-[.C2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0]);ISBLANK([.D240]));&quot;-&quot;;MAX([.D240]-[.C2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1]);ISBLANK([.D241]));&quot;-&quot;;MAX([.D241]-[.C2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2]);ISBLANK([.D242]));&quot;-&quot;;MAX([.D242]-[.C2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3]);ISBLANK([.D243]));&quot;-&quot;;MAX([.D243]-[.C2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4]);ISBLANK([.D244]));&quot;-&quot;;MAX([.D244]-[.C2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5]);ISBLANK([.D245]));&quot;-&quot;;MAX([.D245]-[.C2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6]);ISBLANK([.D246]));&quot;-&quot;;MAX([.D246]-[.C2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7]);ISBLANK([.D247]));&quot;-&quot;;MAX([.D247]-[.C2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8]);ISBLANK([.D248]));&quot;-&quot;;MAX([.D248]-[.C2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9]);ISBLANK([.D249]));&quot;-&quot;;MAX([.D249]-[.C2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0]);ISBLANK([.D250]));&quot;-&quot;;MAX([.D250]-[.C2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1]);ISBLANK([.D251]));&quot;-&quot;;MAX([.D251]-[.C2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2]);ISBLANK([.D252]));&quot;-&quot;;MAX([.D252]-[.C2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3]);ISBLANK([.D253]));&quot;-&quot;;MAX([.D253]-[.C2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4]);ISBLANK([.D254]));&quot;-&quot;;MAX([.D254]-[.C2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5]);ISBLANK([.D255]));&quot;-&quot;;MAX([.D255]-[.C2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6]);ISBLANK([.D256]));&quot;-&quot;;MAX([.D256]-[.C2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7]);ISBLANK([.D257]));&quot;-&quot;;MAX([.D257]-[.C2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8]);ISBLANK([.D258]));&quot;-&quot;;MAX([.D258]-[.C2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9]);ISBLANK([.D259]));&quot;-&quot;;MAX([.D259]-[.C2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0]);ISBLANK([.D260]));&quot;-&quot;;MAX([.D260]-[.C2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1]);ISBLANK([.D261]));&quot;-&quot;;MAX([.D261]-[.C2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2]);ISBLANK([.D262]));&quot;-&quot;;MAX([.D262]-[.C2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3]);ISBLANK([.D263]));&quot;-&quot;;MAX([.D263]-[.C2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4]);ISBLANK([.D264]));&quot;-&quot;;MAX([.D264]-[.C2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5]);ISBLANK([.D265]));&quot;-&quot;;MAX([.D265]-[.C2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6]);ISBLANK([.D266]));&quot;-&quot;;MAX([.D266]-[.C2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7]);ISBLANK([.D267]));&quot;-&quot;;MAX([.D267]-[.C2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8]);ISBLANK([.D268]));&quot;-&quot;;MAX([.D268]-[.C2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9]);ISBLANK([.D269]));&quot;-&quot;;MAX([.D269]-[.C2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0]);ISBLANK([.D270]));&quot;-&quot;;MAX([.D270]-[.C2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1]);ISBLANK([.D271]));&quot;-&quot;;MAX([.D271]-[.C2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2]);ISBLANK([.D272]));&quot;-&quot;;MAX([.D272]-[.C2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3]);ISBLANK([.D273]));&quot;-&quot;;MAX([.D273]-[.C2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4]);ISBLANK([.D274]));&quot;-&quot;;MAX([.D274]-[.C2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5]);ISBLANK([.D275]));&quot;-&quot;;MAX([.D275]-[.C2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6]);ISBLANK([.D276]));&quot;-&quot;;MAX([.D276]-[.C2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7]);ISBLANK([.D277]));&quot;-&quot;;MAX([.D277]-[.C2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8]);ISBLANK([.D278]));&quot;-&quot;;MAX([.D278]-[.C2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9]);ISBLANK([.D279]));&quot;-&quot;;MAX([.D279]-[.C2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0]);ISBLANK([.D280]));&quot;-&quot;;MAX([.D280]-[.C2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1]);ISBLANK([.D281]));&quot;-&quot;;MAX([.D281]-[.C2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2]);ISBLANK([.D282]));&quot;-&quot;;MAX([.D282]-[.C2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3]);ISBLANK([.D283]));&quot;-&quot;;MAX([.D283]-[.C2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4]);ISBLANK([.D284]));&quot;-&quot;;MAX([.D284]-[.C2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5]);ISBLANK([.D285]));&quot;-&quot;;MAX([.D285]-[.C2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6]);ISBLANK([.D286]));&quot;-&quot;;MAX([.D286]-[.C2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7]);ISBLANK([.D287]));&quot;-&quot;;MAX([.D287]-[.C2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8]);ISBLANK([.D288]));&quot;-&quot;;MAX([.D288]-[.C2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9]);ISBLANK([.D289]));&quot;-&quot;;MAX([.D289]-[.C2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0]);ISBLANK([.D290]));&quot;-&quot;;MAX([.D290]-[.C2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1]);ISBLANK([.D291]));&quot;-&quot;;MAX([.D291]-[.C2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2]);ISBLANK([.D292]));&quot;-&quot;;MAX([.D292]-[.C2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3]);ISBLANK([.D293]));&quot;-&quot;;MAX([.D293]-[.C2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4]);ISBLANK([.D294]));&quot;-&quot;;MAX([.D294]-[.C2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5]);ISBLANK([.D295]));&quot;-&quot;;MAX([.D295]-[.C2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6]);ISBLANK([.D296]));&quot;-&quot;;MAX([.D296]-[.C2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7]);ISBLANK([.D297]));&quot;-&quot;;MAX([.D297]-[.C2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8]);ISBLANK([.D298]));&quot;-&quot;;MAX([.D298]-[.C2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9]);ISBLANK([.D299]));&quot;-&quot;;MAX([.D299]-[.C2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0]);ISBLANK([.D300]));&quot;-&quot;;MAX([.D300]-[.C3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1]);ISBLANK([.D301]));&quot;-&quot;;MAX([.D301]-[.C3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2]);ISBLANK([.D302]));&quot;-&quot;;MAX([.D302]-[.C3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3]);ISBLANK([.D303]));&quot;-&quot;;MAX([.D303]-[.C3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4]);ISBLANK([.D304]));&quot;-&quot;;MAX([.D304]-[.C3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5]);ISBLANK([.D305]));&quot;-&quot;;MAX([.D305]-[.C3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6]);ISBLANK([.D306]));&quot;-&quot;;MAX([.D306]-[.C3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7]);ISBLANK([.D307]));&quot;-&quot;;MAX([.D307]-[.C3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8]);ISBLANK([.D308]));&quot;-&quot;;MAX([.D308]-[.C3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9]);ISBLANK([.D309]));&quot;-&quot;;MAX([.D309]-[.C3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0]);ISBLANK([.D310]));&quot;-&quot;;MAX([.D310]-[.C3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1]);ISBLANK([.D311]));&quot;-&quot;;MAX([.D311]-[.C3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2]);ISBLANK([.D312]));&quot;-&quot;;MAX([.D312]-[.C3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3]);ISBLANK([.D313]));&quot;-&quot;;MAX([.D313]-[.C3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4]);ISBLANK([.D314]));&quot;-&quot;;MAX([.D314]-[.C3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5]);ISBLANK([.D315]));&quot;-&quot;;MAX([.D315]-[.C3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6]);ISBLANK([.D316]));&quot;-&quot;;MAX([.D316]-[.C3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7]);ISBLANK([.D317]));&quot;-&quot;;MAX([.D317]-[.C3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8]);ISBLANK([.D318]));&quot;-&quot;;MAX([.D318]-[.C3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9]);ISBLANK([.D319]));&quot;-&quot;;MAX([.D319]-[.C3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0]);ISBLANK([.D320]));&quot;-&quot;;MAX([.D320]-[.C3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1]);ISBLANK([.D321]));&quot;-&quot;;MAX([.D321]-[.C3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2]);ISBLANK([.D322]));&quot;-&quot;;MAX([.D322]-[.C3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3]);ISBLANK([.D323]));&quot;-&quot;;MAX([.D323]-[.C3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4]);ISBLANK([.D324]));&quot;-&quot;;MAX([.D324]-[.C3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5]);ISBLANK([.D325]));&quot;-&quot;;MAX([.D325]-[.C3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6]);ISBLANK([.D326]));&quot;-&quot;;MAX([.D326]-[.C3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7]);ISBLANK([.D327]));&quot;-&quot;;MAX([.D327]-[.C3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8]);ISBLANK([.D328]));&quot;-&quot;;MAX([.D328]-[.C3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9]);ISBLANK([.D329]));&quot;-&quot;;MAX([.D329]-[.C3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0]);ISBLANK([.D330]));&quot;-&quot;;MAX([.D330]-[.C3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1]);ISBLANK([.D331]));&quot;-&quot;;MAX([.D331]-[.C3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2]);ISBLANK([.D332]));&quot;-&quot;;MAX([.D332]-[.C3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3]);ISBLANK([.D333]));&quot;-&quot;;MAX([.D333]-[.C3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4]);ISBLANK([.D334]));&quot;-&quot;;MAX([.D334]-[.C3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5]);ISBLANK([.D335]));&quot;-&quot;;MAX([.D335]-[.C3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6]);ISBLANK([.D336]));&quot;-&quot;;MAX([.D336]-[.C3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7]);ISBLANK([.D337]));&quot;-&quot;;MAX([.D337]-[.C3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8]);ISBLANK([.D338]));&quot;-&quot;;MAX([.D338]-[.C3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9]);ISBLANK([.D339]));&quot;-&quot;;MAX([.D339]-[.C3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0]);ISBLANK([.D340]));&quot;-&quot;;MAX([.D340]-[.C3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1]);ISBLANK([.D341]));&quot;-&quot;;MAX([.D341]-[.C3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2]);ISBLANK([.D342]));&quot;-&quot;;MAX([.D342]-[.C3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3]);ISBLANK([.D343]));&quot;-&quot;;MAX([.D343]-[.C3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4]);ISBLANK([.D344]));&quot;-&quot;;MAX([.D344]-[.C3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5]);ISBLANK([.D345]));&quot;-&quot;;MAX([.D345]-[.C3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6]);ISBLANK([.D346]));&quot;-&quot;;MAX([.D346]-[.C3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7]);ISBLANK([.D347]));&quot;-&quot;;MAX([.D347]-[.C3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8]);ISBLANK([.D348]));&quot;-&quot;;MAX([.D348]-[.C3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9]);ISBLANK([.D349]));&quot;-&quot;;MAX([.D349]-[.C3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0]);ISBLANK([.D350]));&quot;-&quot;;MAX([.D350]-[.C3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1]);ISBLANK([.D351]));&quot;-&quot;;MAX([.D351]-[.C3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2]);ISBLANK([.D352]));&quot;-&quot;;MAX([.D352]-[.C3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3]);ISBLANK([.D353]));&quot;-&quot;;MAX([.D353]-[.C3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4]);ISBLANK([.D354]));&quot;-&quot;;MAX([.D354]-[.C3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5]);ISBLANK([.D355]));&quot;-&quot;;MAX([.D355]-[.C3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6]);ISBLANK([.D356]));&quot;-&quot;;MAX([.D356]-[.C3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7]);ISBLANK([.D357]));&quot;-&quot;;MAX([.D357]-[.C3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8]);ISBLANK([.D358]));&quot;-&quot;;MAX([.D358]-[.C3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9]);ISBLANK([.D359]));&quot;-&quot;;MAX([.D359]-[.C3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0]);ISBLANK([.D360]));&quot;-&quot;;MAX([.D360]-[.C3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1]);ISBLANK([.D361]));&quot;-&quot;;MAX([.D361]-[.C3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2]);ISBLANK([.D362]));&quot;-&quot;;MAX([.D362]-[.C3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3]);ISBLANK([.D363]));&quot;-&quot;;MAX([.D363]-[.C3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4]);ISBLANK([.D364]));&quot;-&quot;;MAX([.D364]-[.C3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5]);ISBLANK([.D365]));&quot;-&quot;;MAX([.D365]-[.C3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6]);ISBLANK([.D366]));&quot;-&quot;;MAX([.D366]-[.C3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7]);ISBLANK([.D367]));&quot;-&quot;;MAX([.D367]-[.C3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8]);ISBLANK([.D368]));&quot;-&quot;;MAX([.D368]-[.C3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9]);ISBLANK([.D369]));&quot;-&quot;;MAX([.D369]-[.C3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0]);ISBLANK([.D370]));&quot;-&quot;;MAX([.D370]-[.C3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1]);ISBLANK([.D371]));&quot;-&quot;;MAX([.D371]-[.C3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2]);ISBLANK([.D372]));&quot;-&quot;;MAX([.D372]-[.C3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3]);ISBLANK([.D373]));&quot;-&quot;;MAX([.D373]-[.C3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4]);ISBLANK([.D374]));&quot;-&quot;;MAX([.D374]-[.C3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5]);ISBLANK([.D375]));&quot;-&quot;;MAX([.D375]-[.C3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6]);ISBLANK([.D376]));&quot;-&quot;;MAX([.D376]-[.C3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7]);ISBLANK([.D377]));&quot;-&quot;;MAX([.D377]-[.C3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8]);ISBLANK([.D378]));&quot;-&quot;;MAX([.D378]-[.C3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9]);ISBLANK([.D379]));&quot;-&quot;;MAX([.D379]-[.C3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0]);ISBLANK([.D380]));&quot;-&quot;;MAX([.D380]-[.C3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1]);ISBLANK([.D381]));&quot;-&quot;;MAX([.D381]-[.C3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2]);ISBLANK([.D382]));&quot;-&quot;;MAX([.D382]-[.C3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3]);ISBLANK([.D383]));&quot;-&quot;;MAX([.D383]-[.C3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4]);ISBLANK([.D384]));&quot;-&quot;;MAX([.D384]-[.C3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5]);ISBLANK([.D385]));&quot;-&quot;;MAX([.D385]-[.C3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6]);ISBLANK([.D386]));&quot;-&quot;;MAX([.D386]-[.C3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7]);ISBLANK([.D387]));&quot;-&quot;;MAX([.D387]-[.C3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8]);ISBLANK([.D388]));&quot;-&quot;;MAX([.D388]-[.C3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9]);ISBLANK([.D389]));&quot;-&quot;;MAX([.D389]-[.C3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0]);ISBLANK([.D390]));&quot;-&quot;;MAX([.D390]-[.C3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1]);ISBLANK([.D391]));&quot;-&quot;;MAX([.D391]-[.C3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2]);ISBLANK([.D392]));&quot;-&quot;;MAX([.D392]-[.C3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3]);ISBLANK([.D393]));&quot;-&quot;;MAX([.D393]-[.C3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4]);ISBLANK([.D394]));&quot;-&quot;;MAX([.D394]-[.C3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5]);ISBLANK([.D395]));&quot;-&quot;;MAX([.D395]-[.C3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6]);ISBLANK([.D396]));&quot;-&quot;;MAX([.D396]-[.C3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7]);ISBLANK([.D397]));&quot;-&quot;;MAX([.D397]-[.C3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8]);ISBLANK([.D398]));&quot;-&quot;;MAX([.D398]-[.C3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9]);ISBLANK([.D399]));&quot;-&quot;;MAX([.D399]-[.C3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0]);ISBLANK([.D400]));&quot;-&quot;;MAX([.D400]-[.C4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1]);ISBLANK([.D401]));&quot;-&quot;;MAX([.D401]-[.C4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2]);ISBLANK([.D402]));&quot;-&quot;;MAX([.D402]-[.C4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3]);ISBLANK([.D403]));&quot;-&quot;;MAX([.D403]-[.C4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4]);ISBLANK([.D404]));&quot;-&quot;;MAX([.D404]-[.C4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5]);ISBLANK([.D405]));&quot;-&quot;;MAX([.D405]-[.C4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6]);ISBLANK([.D406]));&quot;-&quot;;MAX([.D406]-[.C4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7]);ISBLANK([.D407]));&quot;-&quot;;MAX([.D407]-[.C4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8]);ISBLANK([.D408]));&quot;-&quot;;MAX([.D408]-[.C4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9]);ISBLANK([.D409]));&quot;-&quot;;MAX([.D409]-[.C4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0]);ISBLANK([.D410]));&quot;-&quot;;MAX([.D410]-[.C4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1]);ISBLANK([.D411]));&quot;-&quot;;MAX([.D411]-[.C4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2]);ISBLANK([.D412]));&quot;-&quot;;MAX([.D412]-[.C4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3]);ISBLANK([.D413]));&quot;-&quot;;MAX([.D413]-[.C4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4]);ISBLANK([.D414]));&quot;-&quot;;MAX([.D414]-[.C4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5]);ISBLANK([.D415]));&quot;-&quot;;MAX([.D415]-[.C4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6]);ISBLANK([.D416]));&quot;-&quot;;MAX([.D416]-[.C4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7]);ISBLANK([.D417]));&quot;-&quot;;MAX([.D417]-[.C4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8]);ISBLANK([.D418]));&quot;-&quot;;MAX([.D418]-[.C4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9]);ISBLANK([.D419]));&quot;-&quot;;MAX([.D419]-[.C4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0]);ISBLANK([.D420]));&quot;-&quot;;MAX([.D420]-[.C4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1]);ISBLANK([.D421]));&quot;-&quot;;MAX([.D421]-[.C4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2]);ISBLANK([.D422]));&quot;-&quot;;MAX([.D422]-[.C4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3]);ISBLANK([.D423]));&quot;-&quot;;MAX([.D423]-[.C4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4]);ISBLANK([.D424]));&quot;-&quot;;MAX([.D424]-[.C4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5]);ISBLANK([.D425]));&quot;-&quot;;MAX([.D425]-[.C4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6]);ISBLANK([.D426]));&quot;-&quot;;MAX([.D426]-[.C4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7]);ISBLANK([.D427]));&quot;-&quot;;MAX([.D427]-[.C4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8]);ISBLANK([.D428]));&quot;-&quot;;MAX([.D428]-[.C4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9]);ISBLANK([.D429]));&quot;-&quot;;MAX([.D429]-[.C4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0]);ISBLANK([.D430]));&quot;-&quot;;MAX([.D430]-[.C4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1]);ISBLANK([.D431]));&quot;-&quot;;MAX([.D431]-[.C4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2]);ISBLANK([.D432]));&quot;-&quot;;MAX([.D432]-[.C4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3]);ISBLANK([.D433]));&quot;-&quot;;MAX([.D433]-[.C4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4]);ISBLANK([.D434]));&quot;-&quot;;MAX([.D434]-[.C4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5]);ISBLANK([.D435]));&quot;-&quot;;MAX([.D435]-[.C4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6]);ISBLANK([.D436]));&quot;-&quot;;MAX([.D436]-[.C4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7]);ISBLANK([.D437]));&quot;-&quot;;MAX([.D437]-[.C4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8]);ISBLANK([.D438]));&quot;-&quot;;MAX([.D438]-[.C4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9]);ISBLANK([.D439]));&quot;-&quot;;MAX([.D439]-[.C4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0]);ISBLANK([.D440]));&quot;-&quot;;MAX([.D440]-[.C4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1]);ISBLANK([.D441]));&quot;-&quot;;MAX([.D441]-[.C4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2]);ISBLANK([.D442]));&quot;-&quot;;MAX([.D442]-[.C4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3]);ISBLANK([.D443]));&quot;-&quot;;MAX([.D443]-[.C4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4]);ISBLANK([.D444]));&quot;-&quot;;MAX([.D444]-[.C4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5]);ISBLANK([.D445]));&quot;-&quot;;MAX([.D445]-[.C4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6]);ISBLANK([.D446]));&quot;-&quot;;MAX([.D446]-[.C4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7]);ISBLANK([.D447]));&quot;-&quot;;MAX([.D447]-[.C4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8]);ISBLANK([.D448]));&quot;-&quot;;MAX([.D448]-[.C4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9]);ISBLANK([.D449]));&quot;-&quot;;MAX([.D449]-[.C4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0]);ISBLANK([.D450]));&quot;-&quot;;MAX([.D450]-[.C4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1]);ISBLANK([.D451]));&quot;-&quot;;MAX([.D451]-[.C4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2]);ISBLANK([.D452]));&quot;-&quot;;MAX([.D452]-[.C4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3]);ISBLANK([.D453]));&quot;-&quot;;MAX([.D453]-[.C4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4]);ISBLANK([.D454]));&quot;-&quot;;MAX([.D454]-[.C4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5]);ISBLANK([.D455]));&quot;-&quot;;MAX([.D455]-[.C4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6]);ISBLANK([.D456]));&quot;-&quot;;MAX([.D456]-[.C4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7]);ISBLANK([.D457]));&quot;-&quot;;MAX([.D457]-[.C4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8]);ISBLANK([.D458]));&quot;-&quot;;MAX([.D458]-[.C4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9]);ISBLANK([.D459]));&quot;-&quot;;MAX([.D459]-[.C4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0]);ISBLANK([.D460]));&quot;-&quot;;MAX([.D460]-[.C4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1]);ISBLANK([.D461]));&quot;-&quot;;MAX([.D461]-[.C4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2]);ISBLANK([.D462]));&quot;-&quot;;MAX([.D462]-[.C4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3]);ISBLANK([.D463]));&quot;-&quot;;MAX([.D463]-[.C4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4]);ISBLANK([.D464]));&quot;-&quot;;MAX([.D464]-[.C4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5]);ISBLANK([.D465]));&quot;-&quot;;MAX([.D465]-[.C4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6]);ISBLANK([.D466]));&quot;-&quot;;MAX([.D466]-[.C4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7]);ISBLANK([.D467]));&quot;-&quot;;MAX([.D467]-[.C4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8]);ISBLANK([.D468]));&quot;-&quot;;MAX([.D468]-[.C4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9]);ISBLANK([.D469]));&quot;-&quot;;MAX([.D469]-[.C4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0]);ISBLANK([.D470]));&quot;-&quot;;MAX([.D470]-[.C4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1]);ISBLANK([.D471]));&quot;-&quot;;MAX([.D471]-[.C4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2]);ISBLANK([.D472]));&quot;-&quot;;MAX([.D472]-[.C4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3]);ISBLANK([.D473]));&quot;-&quot;;MAX([.D473]-[.C4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4]);ISBLANK([.D474]));&quot;-&quot;;MAX([.D474]-[.C4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5]);ISBLANK([.D475]));&quot;-&quot;;MAX([.D475]-[.C4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6]);ISBLANK([.D476]));&quot;-&quot;;MAX([.D476]-[.C4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7]);ISBLANK([.D477]));&quot;-&quot;;MAX([.D477]-[.C4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8]);ISBLANK([.D478]));&quot;-&quot;;MAX([.D478]-[.C4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9]);ISBLANK([.D479]));&quot;-&quot;;MAX([.D479]-[.C4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0]);ISBLANK([.D480]));&quot;-&quot;;MAX([.D480]-[.C4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1]);ISBLANK([.D481]));&quot;-&quot;;MAX([.D481]-[.C4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2]);ISBLANK([.D482]));&quot;-&quot;;MAX([.D482]-[.C4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3]);ISBLANK([.D483]));&quot;-&quot;;MAX([.D483]-[.C4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4]);ISBLANK([.D484]));&quot;-&quot;;MAX([.D484]-[.C4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5]);ISBLANK([.D485]));&quot;-&quot;;MAX([.D485]-[.C4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6]);ISBLANK([.D486]));&quot;-&quot;;MAX([.D486]-[.C4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7]);ISBLANK([.D487]));&quot;-&quot;;MAX([.D487]-[.C4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8]);ISBLANK([.D488]));&quot;-&quot;;MAX([.D488]-[.C4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9]);ISBLANK([.D489]));&quot;-&quot;;MAX([.D489]-[.C4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0]);ISBLANK([.D490]));&quot;-&quot;;MAX([.D490]-[.C4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1]);ISBLANK([.D491]));&quot;-&quot;;MAX([.D491]-[.C4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2]);ISBLANK([.D492]));&quot;-&quot;;MAX([.D492]-[.C4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3]);ISBLANK([.D493]));&quot;-&quot;;MAX([.D493]-[.C4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4]);ISBLANK([.D494]));&quot;-&quot;;MAX([.D494]-[.C4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5]);ISBLANK([.D495]));&quot;-&quot;;MAX([.D495]-[.C4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6]);ISBLANK([.D496]));&quot;-&quot;;MAX([.D496]-[.C4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7]);ISBLANK([.D497]));&quot;-&quot;;MAX([.D497]-[.C4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8]);ISBLANK([.D498]));&quot;-&quot;;MAX([.D498]-[.C4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9]);ISBLANK([.D499]));&quot;-&quot;;MAX([.D499]-[.C4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0]);ISBLANK([.D500]));&quot;-&quot;;MAX([.D500]-[.C5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1]);ISBLANK([.D501]));&quot;-&quot;;MAX([.D501]-[.C5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2]);ISBLANK([.D502]));&quot;-&quot;;MAX([.D502]-[.C5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3]);ISBLANK([.D503]));&quot;-&quot;;MAX([.D503]-[.C5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4]);ISBLANK([.D504]));&quot;-&quot;;MAX([.D504]-[.C5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5]);ISBLANK([.D505]));&quot;-&quot;;MAX([.D505]-[.C5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6]);ISBLANK([.D506]));&quot;-&quot;;MAX([.D506]-[.C5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7]);ISBLANK([.D507]));&quot;-&quot;;MAX([.D507]-[.C5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8]);ISBLANK([.D508]));&quot;-&quot;;MAX([.D508]-[.C5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9]);ISBLANK([.D509]));&quot;-&quot;;MAX([.D509]-[.C5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0]);ISBLANK([.D510]));&quot;-&quot;;MAX([.D510]-[.C5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1]);ISBLANK([.D511]));&quot;-&quot;;MAX([.D511]-[.C5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2]);ISBLANK([.D512]));&quot;-&quot;;MAX([.D512]-[.C5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3]);ISBLANK([.D513]));&quot;-&quot;;MAX([.D513]-[.C5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4]);ISBLANK([.D514]));&quot;-&quot;;MAX([.D514]-[.C5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5]);ISBLANK([.D515]));&quot;-&quot;;MAX([.D515]-[.C5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6]);ISBLANK([.D516]));&quot;-&quot;;MAX([.D516]-[.C5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7]);ISBLANK([.D517]));&quot;-&quot;;MAX([.D517]-[.C5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8]);ISBLANK([.D518]));&quot;-&quot;;MAX([.D518]-[.C5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9]);ISBLANK([.D519]));&quot;-&quot;;MAX([.D519]-[.C5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0]);ISBLANK([.D520]));&quot;-&quot;;MAX([.D520]-[.C5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1]);ISBLANK([.D521]));&quot;-&quot;;MAX([.D521]-[.C5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2]);ISBLANK([.D522]));&quot;-&quot;;MAX([.D522]-[.C5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3]);ISBLANK([.D523]));&quot;-&quot;;MAX([.D523]-[.C5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4]);ISBLANK([.D524]));&quot;-&quot;;MAX([.D524]-[.C5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5]);ISBLANK([.D525]));&quot;-&quot;;MAX([.D525]-[.C5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6]);ISBLANK([.D526]));&quot;-&quot;;MAX([.D526]-[.C5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7]);ISBLANK([.D527]));&quot;-&quot;;MAX([.D527]-[.C5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8]);ISBLANK([.D528]));&quot;-&quot;;MAX([.D528]-[.C5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9]);ISBLANK([.D529]));&quot;-&quot;;MAX([.D529]-[.C5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0]);ISBLANK([.D530]));&quot;-&quot;;MAX([.D530]-[.C5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1]);ISBLANK([.D531]));&quot;-&quot;;MAX([.D531]-[.C5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2]);ISBLANK([.D532]));&quot;-&quot;;MAX([.D532]-[.C5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3]);ISBLANK([.D533]));&quot;-&quot;;MAX([.D533]-[.C5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4]);ISBLANK([.D534]));&quot;-&quot;;MAX([.D534]-[.C5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5]);ISBLANK([.D535]));&quot;-&quot;;MAX([.D535]-[.C5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6]);ISBLANK([.D536]));&quot;-&quot;;MAX([.D536]-[.C5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7]);ISBLANK([.D537]));&quot;-&quot;;MAX([.D537]-[.C5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8]);ISBLANK([.D538]));&quot;-&quot;;MAX([.D538]-[.C5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9]);ISBLANK([.D539]));&quot;-&quot;;MAX([.D539]-[.C5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0]);ISBLANK([.D540]));&quot;-&quot;;MAX([.D540]-[.C5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1]);ISBLANK([.D541]));&quot;-&quot;;MAX([.D541]-[.C5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2]);ISBLANK([.D542]));&quot;-&quot;;MAX([.D542]-[.C5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3]);ISBLANK([.D543]));&quot;-&quot;;MAX([.D543]-[.C5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4]);ISBLANK([.D544]));&quot;-&quot;;MAX([.D544]-[.C5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5]);ISBLANK([.D545]));&quot;-&quot;;MAX([.D545]-[.C5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6]);ISBLANK([.D546]));&quot;-&quot;;MAX([.D546]-[.C5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7]);ISBLANK([.D547]));&quot;-&quot;;MAX([.D547]-[.C5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8]);ISBLANK([.D548]));&quot;-&quot;;MAX([.D548]-[.C5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9]);ISBLANK([.D549]));&quot;-&quot;;MAX([.D549]-[.C5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0]);ISBLANK([.D550]));&quot;-&quot;;MAX([.D550]-[.C5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1]);ISBLANK([.D551]));&quot;-&quot;;MAX([.D551]-[.C5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2]);ISBLANK([.D552]));&quot;-&quot;;MAX([.D552]-[.C5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3]);ISBLANK([.D553]));&quot;-&quot;;MAX([.D553]-[.C5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4]);ISBLANK([.D554]));&quot;-&quot;;MAX([.D554]-[.C5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5]);ISBLANK([.D555]));&quot;-&quot;;MAX([.D555]-[.C5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6]);ISBLANK([.D556]));&quot;-&quot;;MAX([.D556]-[.C5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7]);ISBLANK([.D557]));&quot;-&quot;;MAX([.D557]-[.C5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8]);ISBLANK([.D558]));&quot;-&quot;;MAX([.D558]-[.C5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9]);ISBLANK([.D559]));&quot;-&quot;;MAX([.D559]-[.C5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0]);ISBLANK([.D560]));&quot;-&quot;;MAX([.D560]-[.C5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1]);ISBLANK([.D561]));&quot;-&quot;;MAX([.D561]-[.C5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2]);ISBLANK([.D562]));&quot;-&quot;;MAX([.D562]-[.C5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3]);ISBLANK([.D563]));&quot;-&quot;;MAX([.D563]-[.C5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4]);ISBLANK([.D564]));&quot;-&quot;;MAX([.D564]-[.C5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5]);ISBLANK([.D565]));&quot;-&quot;;MAX([.D565]-[.C5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6]);ISBLANK([.D566]));&quot;-&quot;;MAX([.D566]-[.C5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7]);ISBLANK([.D567]));&quot;-&quot;;MAX([.D567]-[.C5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8]);ISBLANK([.D568]));&quot;-&quot;;MAX([.D568]-[.C5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9]);ISBLANK([.D569]));&quot;-&quot;;MAX([.D569]-[.C5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0]);ISBLANK([.D570]));&quot;-&quot;;MAX([.D570]-[.C5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1]);ISBLANK([.D571]));&quot;-&quot;;MAX([.D571]-[.C5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2]);ISBLANK([.D572]));&quot;-&quot;;MAX([.D572]-[.C5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3]);ISBLANK([.D573]));&quot;-&quot;;MAX([.D573]-[.C5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4]);ISBLANK([.D574]));&quot;-&quot;;MAX([.D574]-[.C5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5]);ISBLANK([.D575]));&quot;-&quot;;MAX([.D575]-[.C5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6]);ISBLANK([.D576]));&quot;-&quot;;MAX([.D576]-[.C5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7]);ISBLANK([.D577]));&quot;-&quot;;MAX([.D577]-[.C5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8]);ISBLANK([.D578]));&quot;-&quot;;MAX([.D578]-[.C5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9]);ISBLANK([.D579]));&quot;-&quot;;MAX([.D579]-[.C5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0]);ISBLANK([.D580]));&quot;-&quot;;MAX([.D580]-[.C5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1]);ISBLANK([.D581]));&quot;-&quot;;MAX([.D581]-[.C5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2]);ISBLANK([.D582]));&quot;-&quot;;MAX([.D582]-[.C5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3]);ISBLANK([.D583]));&quot;-&quot;;MAX([.D583]-[.C5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4]);ISBLANK([.D584]));&quot;-&quot;;MAX([.D584]-[.C5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5]);ISBLANK([.D585]));&quot;-&quot;;MAX([.D585]-[.C5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6]);ISBLANK([.D586]));&quot;-&quot;;MAX([.D586]-[.C5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7]);ISBLANK([.D587]));&quot;-&quot;;MAX([.D587]-[.C5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8]);ISBLANK([.D588]));&quot;-&quot;;MAX([.D588]-[.C5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9]);ISBLANK([.D589]));&quot;-&quot;;MAX([.D589]-[.C5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0]);ISBLANK([.D590]));&quot;-&quot;;MAX([.D590]-[.C5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1]);ISBLANK([.D591]));&quot;-&quot;;MAX([.D591]-[.C5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2]);ISBLANK([.D592]));&quot;-&quot;;MAX([.D592]-[.C5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3]);ISBLANK([.D593]));&quot;-&quot;;MAX([.D593]-[.C5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4]);ISBLANK([.D594]));&quot;-&quot;;MAX([.D594]-[.C5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5]);ISBLANK([.D595]));&quot;-&quot;;MAX([.D595]-[.C5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6]);ISBLANK([.D596]));&quot;-&quot;;MAX([.D596]-[.C5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7]);ISBLANK([.D597]));&quot;-&quot;;MAX([.D597]-[.C5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8]);ISBLANK([.D598]));&quot;-&quot;;MAX([.D598]-[.C5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9]);ISBLANK([.D599]));&quot;-&quot;;MAX([.D599]-[.C5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0]);ISBLANK([.D600]));&quot;-&quot;;MAX([.D600]-[.C6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1]);ISBLANK([.D601]));&quot;-&quot;;MAX([.D601]-[.C6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2]);ISBLANK([.D602]));&quot;-&quot;;MAX([.D602]-[.C6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3]);ISBLANK([.D603]));&quot;-&quot;;MAX([.D603]-[.C6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4]);ISBLANK([.D604]));&quot;-&quot;;MAX([.D604]-[.C6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5]);ISBLANK([.D605]));&quot;-&quot;;MAX([.D605]-[.C6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6]);ISBLANK([.D606]));&quot;-&quot;;MAX([.D606]-[.C6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7]);ISBLANK([.D607]));&quot;-&quot;;MAX([.D607]-[.C6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8]);ISBLANK([.D608]));&quot;-&quot;;MAX([.D608]-[.C6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9]);ISBLANK([.D609]));&quot;-&quot;;MAX([.D609]-[.C6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0]);ISBLANK([.D610]));&quot;-&quot;;MAX([.D610]-[.C6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1]);ISBLANK([.D611]));&quot;-&quot;;MAX([.D611]-[.C6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2]);ISBLANK([.D612]));&quot;-&quot;;MAX([.D612]-[.C6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3]);ISBLANK([.D613]));&quot;-&quot;;MAX([.D613]-[.C6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4]);ISBLANK([.D614]));&quot;-&quot;;MAX([.D614]-[.C6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5]);ISBLANK([.D615]));&quot;-&quot;;MAX([.D615]-[.C6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6]);ISBLANK([.D616]));&quot;-&quot;;MAX([.D616]-[.C6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7]);ISBLANK([.D617]));&quot;-&quot;;MAX([.D617]-[.C6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8]);ISBLANK([.D618]));&quot;-&quot;;MAX([.D618]-[.C6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9]);ISBLANK([.D619]));&quot;-&quot;;MAX([.D619]-[.C6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0]);ISBLANK([.D620]));&quot;-&quot;;MAX([.D620]-[.C6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1]);ISBLANK([.D621]));&quot;-&quot;;MAX([.D621]-[.C6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2]);ISBLANK([.D622]));&quot;-&quot;;MAX([.D622]-[.C6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3]);ISBLANK([.D623]));&quot;-&quot;;MAX([.D623]-[.C6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4]);ISBLANK([.D624]));&quot;-&quot;;MAX([.D624]-[.C6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5]);ISBLANK([.D625]));&quot;-&quot;;MAX([.D625]-[.C6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6]);ISBLANK([.D626]));&quot;-&quot;;MAX([.D626]-[.C6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7]);ISBLANK([.D627]));&quot;-&quot;;MAX([.D627]-[.C6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8]);ISBLANK([.D628]));&quot;-&quot;;MAX([.D628]-[.C6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9]);ISBLANK([.D629]));&quot;-&quot;;MAX([.D629]-[.C6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0]);ISBLANK([.D630]));&quot;-&quot;;MAX([.D630]-[.C6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1]);ISBLANK([.D631]));&quot;-&quot;;MAX([.D631]-[.C6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2]);ISBLANK([.D632]));&quot;-&quot;;MAX([.D632]-[.C6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3]);ISBLANK([.D633]));&quot;-&quot;;MAX([.D633]-[.C6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4]);ISBLANK([.D634]));&quot;-&quot;;MAX([.D634]-[.C6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5]);ISBLANK([.D635]));&quot;-&quot;;MAX([.D635]-[.C6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6]);ISBLANK([.D636]));&quot;-&quot;;MAX([.D636]-[.C6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7]);ISBLANK([.D637]));&quot;-&quot;;MAX([.D637]-[.C6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8]);ISBLANK([.D638]));&quot;-&quot;;MAX([.D638]-[.C6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9]);ISBLANK([.D639]));&quot;-&quot;;MAX([.D639]-[.C6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0]);ISBLANK([.D640]));&quot;-&quot;;MAX([.D640]-[.C6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1]);ISBLANK([.D641]));&quot;-&quot;;MAX([.D641]-[.C6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2]);ISBLANK([.D642]));&quot;-&quot;;MAX([.D642]-[.C6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3]);ISBLANK([.D643]));&quot;-&quot;;MAX([.D643]-[.C6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4]);ISBLANK([.D644]));&quot;-&quot;;MAX([.D644]-[.C6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5]);ISBLANK([.D645]));&quot;-&quot;;MAX([.D645]-[.C6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6]);ISBLANK([.D646]));&quot;-&quot;;MAX([.D646]-[.C6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7]);ISBLANK([.D647]));&quot;-&quot;;MAX([.D647]-[.C6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8]);ISBLANK([.D648]));&quot;-&quot;;MAX([.D648]-[.C6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9]);ISBLANK([.D649]));&quot;-&quot;;MAX([.D649]-[.C6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0]);ISBLANK([.D650]));&quot;-&quot;;MAX([.D650]-[.C6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1]);ISBLANK([.D651]));&quot;-&quot;;MAX([.D651]-[.C6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2]);ISBLANK([.D652]));&quot;-&quot;;MAX([.D652]-[.C6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3]);ISBLANK([.D653]));&quot;-&quot;;MAX([.D653]-[.C6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4]);ISBLANK([.D654]));&quot;-&quot;;MAX([.D654]-[.C6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5]);ISBLANK([.D655]));&quot;-&quot;;MAX([.D655]-[.C6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6]);ISBLANK([.D656]));&quot;-&quot;;MAX([.D656]-[.C6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7]);ISBLANK([.D657]));&quot;-&quot;;MAX([.D657]-[.C6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8]);ISBLANK([.D658]));&quot;-&quot;;MAX([.D658]-[.C6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9]);ISBLANK([.D659]));&quot;-&quot;;MAX([.D659]-[.C6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0]);ISBLANK([.D660]));&quot;-&quot;;MAX([.D660]-[.C6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1]);ISBLANK([.D661]));&quot;-&quot;;MAX([.D661]-[.C6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2]);ISBLANK([.D662]));&quot;-&quot;;MAX([.D662]-[.C6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3]);ISBLANK([.D663]));&quot;-&quot;;MAX([.D663]-[.C6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4]);ISBLANK([.D664]));&quot;-&quot;;MAX([.D664]-[.C6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5]);ISBLANK([.D665]));&quot;-&quot;;MAX([.D665]-[.C6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6]);ISBLANK([.D666]));&quot;-&quot;;MAX([.D666]-[.C6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7]);ISBLANK([.D667]));&quot;-&quot;;MAX([.D667]-[.C6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8]);ISBLANK([.D668]));&quot;-&quot;;MAX([.D668]-[.C6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9]);ISBLANK([.D669]));&quot;-&quot;;MAX([.D669]-[.C6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0]);ISBLANK([.D670]));&quot;-&quot;;MAX([.D670]-[.C6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1]);ISBLANK([.D671]));&quot;-&quot;;MAX([.D671]-[.C6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2]);ISBLANK([.D672]));&quot;-&quot;;MAX([.D672]-[.C6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3]);ISBLANK([.D673]));&quot;-&quot;;MAX([.D673]-[.C6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4]);ISBLANK([.D674]));&quot;-&quot;;MAX([.D674]-[.C6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5]);ISBLANK([.D675]));&quot;-&quot;;MAX([.D675]-[.C6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6]);ISBLANK([.D676]));&quot;-&quot;;MAX([.D676]-[.C6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7]);ISBLANK([.D677]));&quot;-&quot;;MAX([.D677]-[.C6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8]);ISBLANK([.D678]));&quot;-&quot;;MAX([.D678]-[.C6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9]);ISBLANK([.D679]));&quot;-&quot;;MAX([.D679]-[.C6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0]);ISBLANK([.D680]));&quot;-&quot;;MAX([.D680]-[.C6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1]);ISBLANK([.D681]));&quot;-&quot;;MAX([.D681]-[.C6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2]);ISBLANK([.D682]));&quot;-&quot;;MAX([.D682]-[.C6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3]);ISBLANK([.D683]));&quot;-&quot;;MAX([.D683]-[.C6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4]);ISBLANK([.D684]));&quot;-&quot;;MAX([.D684]-[.C6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5]);ISBLANK([.D685]));&quot;-&quot;;MAX([.D685]-[.C6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6]);ISBLANK([.D686]));&quot;-&quot;;MAX([.D686]-[.C6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7]);ISBLANK([.D687]));&quot;-&quot;;MAX([.D687]-[.C6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8]);ISBLANK([.D688]));&quot;-&quot;;MAX([.D688]-[.C6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9]);ISBLANK([.D689]));&quot;-&quot;;MAX([.D689]-[.C6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0]);ISBLANK([.D690]));&quot;-&quot;;MAX([.D690]-[.C6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1]);ISBLANK([.D691]));&quot;-&quot;;MAX([.D691]-[.C6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2]);ISBLANK([.D692]));&quot;-&quot;;MAX([.D692]-[.C6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3]);ISBLANK([.D693]));&quot;-&quot;;MAX([.D693]-[.C6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4]);ISBLANK([.D694]));&quot;-&quot;;MAX([.D694]-[.C6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5]);ISBLANK([.D695]));&quot;-&quot;;MAX([.D695]-[.C6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6]);ISBLANK([.D696]));&quot;-&quot;;MAX([.D696]-[.C6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7]);ISBLANK([.D697]));&quot;-&quot;;MAX([.D697]-[.C6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8]);ISBLANK([.D698]));&quot;-&quot;;MAX([.D698]-[.C6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9]);ISBLANK([.D699]));&quot;-&quot;;MAX([.D699]-[.C6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0]);ISBLANK([.D700]));&quot;-&quot;;MAX([.D700]-[.C7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1]);ISBLANK([.D701]));&quot;-&quot;;MAX([.D701]-[.C7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2]);ISBLANK([.D702]));&quot;-&quot;;MAX([.D702]-[.C7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3]);ISBLANK([.D703]));&quot;-&quot;;MAX([.D703]-[.C7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4]);ISBLANK([.D704]));&quot;-&quot;;MAX([.D704]-[.C7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5]);ISBLANK([.D705]));&quot;-&quot;;MAX([.D705]-[.C7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6]);ISBLANK([.D706]));&quot;-&quot;;MAX([.D706]-[.C7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7]);ISBLANK([.D707]));&quot;-&quot;;MAX([.D707]-[.C7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8]);ISBLANK([.D708]));&quot;-&quot;;MAX([.D708]-[.C7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9]);ISBLANK([.D709]));&quot;-&quot;;MAX([.D709]-[.C7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0]);ISBLANK([.D710]));&quot;-&quot;;MAX([.D710]-[.C7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1]);ISBLANK([.D711]));&quot;-&quot;;MAX([.D711]-[.C7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2]);ISBLANK([.D712]));&quot;-&quot;;MAX([.D712]-[.C7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3]);ISBLANK([.D713]));&quot;-&quot;;MAX([.D713]-[.C7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4]);ISBLANK([.D714]));&quot;-&quot;;MAX([.D714]-[.C7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5]);ISBLANK([.D715]));&quot;-&quot;;MAX([.D715]-[.C7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6]);ISBLANK([.D716]));&quot;-&quot;;MAX([.D716]-[.C7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7]);ISBLANK([.D717]));&quot;-&quot;;MAX([.D717]-[.C7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8]);ISBLANK([.D718]));&quot;-&quot;;MAX([.D718]-[.C7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9]);ISBLANK([.D719]));&quot;-&quot;;MAX([.D719]-[.C7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0]);ISBLANK([.D720]));&quot;-&quot;;MAX([.D720]-[.C7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1]);ISBLANK([.D721]));&quot;-&quot;;MAX([.D721]-[.C7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2]);ISBLANK([.D722]));&quot;-&quot;;MAX([.D722]-[.C7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3]);ISBLANK([.D723]));&quot;-&quot;;MAX([.D723]-[.C7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4]);ISBLANK([.D724]));&quot;-&quot;;MAX([.D724]-[.C7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5]);ISBLANK([.D725]));&quot;-&quot;;MAX([.D725]-[.C7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6]);ISBLANK([.D726]));&quot;-&quot;;MAX([.D726]-[.C7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7]);ISBLANK([.D727]));&quot;-&quot;;MAX([.D727]-[.C7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8]);ISBLANK([.D728]));&quot;-&quot;;MAX([.D728]-[.C7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9]);ISBLANK([.D729]));&quot;-&quot;;MAX([.D729]-[.C7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0]);ISBLANK([.D730]));&quot;-&quot;;MAX([.D730]-[.C7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1]);ISBLANK([.D731]));&quot;-&quot;;MAX([.D731]-[.C7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2]);ISBLANK([.D732]));&quot;-&quot;;MAX([.D732]-[.C7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3]);ISBLANK([.D733]));&quot;-&quot;;MAX([.D733]-[.C7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4]);ISBLANK([.D734]));&quot;-&quot;;MAX([.D734]-[.C7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5]);ISBLANK([.D735]));&quot;-&quot;;MAX([.D735]-[.C7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6]);ISBLANK([.D736]));&quot;-&quot;;MAX([.D736]-[.C7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7]);ISBLANK([.D737]));&quot;-&quot;;MAX([.D737]-[.C7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8]);ISBLANK([.D738]));&quot;-&quot;;MAX([.D738]-[.C7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9]);ISBLANK([.D739]));&quot;-&quot;;MAX([.D739]-[.C7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0]);ISBLANK([.D740]));&quot;-&quot;;MAX([.D740]-[.C7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1]);ISBLANK([.D741]));&quot;-&quot;;MAX([.D741]-[.C7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2]);ISBLANK([.D742]));&quot;-&quot;;MAX([.D742]-[.C7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3]);ISBLANK([.D743]));&quot;-&quot;;MAX([.D743]-[.C7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4]);ISBLANK([.D744]));&quot;-&quot;;MAX([.D744]-[.C7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5]);ISBLANK([.D745]));&quot;-&quot;;MAX([.D745]-[.C7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6]);ISBLANK([.D746]));&quot;-&quot;;MAX([.D746]-[.C7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7]);ISBLANK([.D747]));&quot;-&quot;;MAX([.D747]-[.C7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8]);ISBLANK([.D748]));&quot;-&quot;;MAX([.D748]-[.C7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9]);ISBLANK([.D749]));&quot;-&quot;;MAX([.D749]-[.C7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0]);ISBLANK([.D750]));&quot;-&quot;;MAX([.D750]-[.C7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1]);ISBLANK([.D751]));&quot;-&quot;;MAX([.D751]-[.C7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2]);ISBLANK([.D752]));&quot;-&quot;;MAX([.D752]-[.C7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3]);ISBLANK([.D753]));&quot;-&quot;;MAX([.D753]-[.C7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4]);ISBLANK([.D754]));&quot;-&quot;;MAX([.D754]-[.C7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5]);ISBLANK([.D755]));&quot;-&quot;;MAX([.D755]-[.C7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6]);ISBLANK([.D756]));&quot;-&quot;;MAX([.D756]-[.C7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7]);ISBLANK([.D757]));&quot;-&quot;;MAX([.D757]-[.C7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8]);ISBLANK([.D758]));&quot;-&quot;;MAX([.D758]-[.C7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9]);ISBLANK([.D759]));&quot;-&quot;;MAX([.D759]-[.C7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0]);ISBLANK([.D760]));&quot;-&quot;;MAX([.D760]-[.C7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1]);ISBLANK([.D761]));&quot;-&quot;;MAX([.D761]-[.C7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2]);ISBLANK([.D762]));&quot;-&quot;;MAX([.D762]-[.C7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3]);ISBLANK([.D763]));&quot;-&quot;;MAX([.D763]-[.C7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4]);ISBLANK([.D764]));&quot;-&quot;;MAX([.D764]-[.C7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5]);ISBLANK([.D765]));&quot;-&quot;;MAX([.D765]-[.C7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6]);ISBLANK([.D766]));&quot;-&quot;;MAX([.D766]-[.C7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7]);ISBLANK([.D767]));&quot;-&quot;;MAX([.D767]-[.C7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8]);ISBLANK([.D768]));&quot;-&quot;;MAX([.D768]-[.C7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9]);ISBLANK([.D769]));&quot;-&quot;;MAX([.D769]-[.C7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0]);ISBLANK([.D770]));&quot;-&quot;;MAX([.D770]-[.C7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1]);ISBLANK([.D771]));&quot;-&quot;;MAX([.D771]-[.C7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2]);ISBLANK([.D772]));&quot;-&quot;;MAX([.D772]-[.C7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3]);ISBLANK([.D773]));&quot;-&quot;;MAX([.D773]-[.C7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4]);ISBLANK([.D774]));&quot;-&quot;;MAX([.D774]-[.C7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5]);ISBLANK([.D775]));&quot;-&quot;;MAX([.D775]-[.C7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6]);ISBLANK([.D776]));&quot;-&quot;;MAX([.D776]-[.C7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7]);ISBLANK([.D777]));&quot;-&quot;;MAX([.D777]-[.C7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8]);ISBLANK([.D778]));&quot;-&quot;;MAX([.D778]-[.C7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9]);ISBLANK([.D779]));&quot;-&quot;;MAX([.D779]-[.C7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0]);ISBLANK([.D780]));&quot;-&quot;;MAX([.D780]-[.C7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1]);ISBLANK([.D781]));&quot;-&quot;;MAX([.D781]-[.C7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2]);ISBLANK([.D782]));&quot;-&quot;;MAX([.D782]-[.C7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3]);ISBLANK([.D783]));&quot;-&quot;;MAX([.D783]-[.C7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4]);ISBLANK([.D784]));&quot;-&quot;;MAX([.D784]-[.C7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5]);ISBLANK([.D785]));&quot;-&quot;;MAX([.D785]-[.C7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6]);ISBLANK([.D786]));&quot;-&quot;;MAX([.D786]-[.C7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7]);ISBLANK([.D787]));&quot;-&quot;;MAX([.D787]-[.C7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8]);ISBLANK([.D788]));&quot;-&quot;;MAX([.D788]-[.C7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9]);ISBLANK([.D789]));&quot;-&quot;;MAX([.D789]-[.C7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0]);ISBLANK([.D790]));&quot;-&quot;;MAX([.D790]-[.C7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1]);ISBLANK([.D791]));&quot;-&quot;;MAX([.D791]-[.C7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2]);ISBLANK([.D792]));&quot;-&quot;;MAX([.D792]-[.C7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3]);ISBLANK([.D793]));&quot;-&quot;;MAX([.D793]-[.C7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4]);ISBLANK([.D794]));&quot;-&quot;;MAX([.D794]-[.C7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5]);ISBLANK([.D795]));&quot;-&quot;;MAX([.D795]-[.C7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6]);ISBLANK([.D796]));&quot;-&quot;;MAX([.D796]-[.C7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7]);ISBLANK([.D797]));&quot;-&quot;;MAX([.D797]-[.C7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8]);ISBLANK([.D798]));&quot;-&quot;;MAX([.D798]-[.C7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9]);ISBLANK([.D799]));&quot;-&quot;;MAX([.D799]-[.C7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0]);ISBLANK([.D800]));&quot;-&quot;;MAX([.D800]-[.C8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1]);ISBLANK([.D801]));&quot;-&quot;;MAX([.D801]-[.C8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2]);ISBLANK([.D802]));&quot;-&quot;;MAX([.D802]-[.C8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3]);ISBLANK([.D803]));&quot;-&quot;;MAX([.D803]-[.C8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4]);ISBLANK([.D804]));&quot;-&quot;;MAX([.D804]-[.C8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5]);ISBLANK([.D805]));&quot;-&quot;;MAX([.D805]-[.C8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6]);ISBLANK([.D806]));&quot;-&quot;;MAX([.D806]-[.C8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7]);ISBLANK([.D807]));&quot;-&quot;;MAX([.D807]-[.C8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8]);ISBLANK([.D808]));&quot;-&quot;;MAX([.D808]-[.C8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9]);ISBLANK([.D809]));&quot;-&quot;;MAX([.D809]-[.C8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0]);ISBLANK([.D810]));&quot;-&quot;;MAX([.D810]-[.C8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1]);ISBLANK([.D811]));&quot;-&quot;;MAX([.D811]-[.C8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2]);ISBLANK([.D812]));&quot;-&quot;;MAX([.D812]-[.C8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3]);ISBLANK([.D813]));&quot;-&quot;;MAX([.D813]-[.C8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4]);ISBLANK([.D814]));&quot;-&quot;;MAX([.D814]-[.C8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5]);ISBLANK([.D815]));&quot;-&quot;;MAX([.D815]-[.C8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6]);ISBLANK([.D816]));&quot;-&quot;;MAX([.D816]-[.C8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7]);ISBLANK([.D817]));&quot;-&quot;;MAX([.D817]-[.C8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8]);ISBLANK([.D818]));&quot;-&quot;;MAX([.D818]-[.C8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9]);ISBLANK([.D819]));&quot;-&quot;;MAX([.D819]-[.C8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0]);ISBLANK([.D820]));&quot;-&quot;;MAX([.D820]-[.C8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1]);ISBLANK([.D821]));&quot;-&quot;;MAX([.D821]-[.C8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2]);ISBLANK([.D822]));&quot;-&quot;;MAX([.D822]-[.C8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3]);ISBLANK([.D823]));&quot;-&quot;;MAX([.D823]-[.C8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4]);ISBLANK([.D824]));&quot;-&quot;;MAX([.D824]-[.C8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5]);ISBLANK([.D825]));&quot;-&quot;;MAX([.D825]-[.C8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6]);ISBLANK([.D826]));&quot;-&quot;;MAX([.D826]-[.C8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7]);ISBLANK([.D827]));&quot;-&quot;;MAX([.D827]-[.C8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8]);ISBLANK([.D828]));&quot;-&quot;;MAX([.D828]-[.C8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9]);ISBLANK([.D829]));&quot;-&quot;;MAX([.D829]-[.C8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0]);ISBLANK([.D830]));&quot;-&quot;;MAX([.D830]-[.C8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1]);ISBLANK([.D831]));&quot;-&quot;;MAX([.D831]-[.C8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2]);ISBLANK([.D832]));&quot;-&quot;;MAX([.D832]-[.C8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3]);ISBLANK([.D833]));&quot;-&quot;;MAX([.D833]-[.C8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4]);ISBLANK([.D834]));&quot;-&quot;;MAX([.D834]-[.C8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5]);ISBLANK([.D835]));&quot;-&quot;;MAX([.D835]-[.C8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6]);ISBLANK([.D836]));&quot;-&quot;;MAX([.D836]-[.C8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7]);ISBLANK([.D837]));&quot;-&quot;;MAX([.D837]-[.C8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8]);ISBLANK([.D838]));&quot;-&quot;;MAX([.D838]-[.C8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9]);ISBLANK([.D839]));&quot;-&quot;;MAX([.D839]-[.C8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0]);ISBLANK([.D840]));&quot;-&quot;;MAX([.D840]-[.C8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1]);ISBLANK([.D841]));&quot;-&quot;;MAX([.D841]-[.C8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2]);ISBLANK([.D842]));&quot;-&quot;;MAX([.D842]-[.C8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3]);ISBLANK([.D843]));&quot;-&quot;;MAX([.D843]-[.C8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4]);ISBLANK([.D844]));&quot;-&quot;;MAX([.D844]-[.C8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5]);ISBLANK([.D845]));&quot;-&quot;;MAX([.D845]-[.C8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6]);ISBLANK([.D846]));&quot;-&quot;;MAX([.D846]-[.C8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7]);ISBLANK([.D847]));&quot;-&quot;;MAX([.D847]-[.C8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8]);ISBLANK([.D848]));&quot;-&quot;;MAX([.D848]-[.C8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9]);ISBLANK([.D849]));&quot;-&quot;;MAX([.D849]-[.C8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0]);ISBLANK([.D850]));&quot;-&quot;;MAX([.D850]-[.C8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1]);ISBLANK([.D851]));&quot;-&quot;;MAX([.D851]-[.C8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2]);ISBLANK([.D852]));&quot;-&quot;;MAX([.D852]-[.C8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3]);ISBLANK([.D853]));&quot;-&quot;;MAX([.D853]-[.C8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4]);ISBLANK([.D854]));&quot;-&quot;;MAX([.D854]-[.C8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5]);ISBLANK([.D855]));&quot;-&quot;;MAX([.D855]-[.C8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6]);ISBLANK([.D856]));&quot;-&quot;;MAX([.D856]-[.C8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7]);ISBLANK([.D857]));&quot;-&quot;;MAX([.D857]-[.C8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8]);ISBLANK([.D858]));&quot;-&quot;;MAX([.D858]-[.C8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9]);ISBLANK([.D859]));&quot;-&quot;;MAX([.D859]-[.C8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0]);ISBLANK([.D860]));&quot;-&quot;;MAX([.D860]-[.C8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1]);ISBLANK([.D861]));&quot;-&quot;;MAX([.D861]-[.C8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2]);ISBLANK([.D862]));&quot;-&quot;;MAX([.D862]-[.C8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3]);ISBLANK([.D863]));&quot;-&quot;;MAX([.D863]-[.C8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4]);ISBLANK([.D864]));&quot;-&quot;;MAX([.D864]-[.C8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5]);ISBLANK([.D865]));&quot;-&quot;;MAX([.D865]-[.C8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6]);ISBLANK([.D866]));&quot;-&quot;;MAX([.D866]-[.C8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7]);ISBLANK([.D867]));&quot;-&quot;;MAX([.D867]-[.C8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8]);ISBLANK([.D868]));&quot;-&quot;;MAX([.D868]-[.C8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9]);ISBLANK([.D869]));&quot;-&quot;;MAX([.D869]-[.C8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0]);ISBLANK([.D870]));&quot;-&quot;;MAX([.D870]-[.C8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1]);ISBLANK([.D871]));&quot;-&quot;;MAX([.D871]-[.C8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2]);ISBLANK([.D872]));&quot;-&quot;;MAX([.D872]-[.C8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3]);ISBLANK([.D873]));&quot;-&quot;;MAX([.D873]-[.C8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4]);ISBLANK([.D874]));&quot;-&quot;;MAX([.D874]-[.C8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5]);ISBLANK([.D875]));&quot;-&quot;;MAX([.D875]-[.C8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6]);ISBLANK([.D876]));&quot;-&quot;;MAX([.D876]-[.C8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7]);ISBLANK([.D877]));&quot;-&quot;;MAX([.D877]-[.C8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8]);ISBLANK([.D878]));&quot;-&quot;;MAX([.D878]-[.C8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9]);ISBLANK([.D879]));&quot;-&quot;;MAX([.D879]-[.C8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0]);ISBLANK([.D880]));&quot;-&quot;;MAX([.D880]-[.C8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1]);ISBLANK([.D881]));&quot;-&quot;;MAX([.D881]-[.C8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2]);ISBLANK([.D882]));&quot;-&quot;;MAX([.D882]-[.C8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3]);ISBLANK([.D883]));&quot;-&quot;;MAX([.D883]-[.C8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4]);ISBLANK([.D884]));&quot;-&quot;;MAX([.D884]-[.C8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5]);ISBLANK([.D885]));&quot;-&quot;;MAX([.D885]-[.C8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6]);ISBLANK([.D886]));&quot;-&quot;;MAX([.D886]-[.C8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7]);ISBLANK([.D887]));&quot;-&quot;;MAX([.D887]-[.C8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8]);ISBLANK([.D888]));&quot;-&quot;;MAX([.D888]-[.C8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9]);ISBLANK([.D889]));&quot;-&quot;;MAX([.D889]-[.C8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0]);ISBLANK([.D890]));&quot;-&quot;;MAX([.D890]-[.C8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1]);ISBLANK([.D891]));&quot;-&quot;;MAX([.D891]-[.C8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2]);ISBLANK([.D892]));&quot;-&quot;;MAX([.D892]-[.C8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3]);ISBLANK([.D893]));&quot;-&quot;;MAX([.D893]-[.C8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4]);ISBLANK([.D894]));&quot;-&quot;;MAX([.D894]-[.C8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5]);ISBLANK([.D895]));&quot;-&quot;;MAX([.D895]-[.C8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6]);ISBLANK([.D896]));&quot;-&quot;;MAX([.D896]-[.C8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7]);ISBLANK([.D897]));&quot;-&quot;;MAX([.D897]-[.C8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8]);ISBLANK([.D898]));&quot;-&quot;;MAX([.D898]-[.C8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9]);ISBLANK([.D899]));&quot;-&quot;;MAX([.D899]-[.C8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0]);ISBLANK([.D900]));&quot;-&quot;;MAX([.D900]-[.C9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1]);ISBLANK([.D901]));&quot;-&quot;;MAX([.D901]-[.C9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2]);ISBLANK([.D902]));&quot;-&quot;;MAX([.D902]-[.C9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3]);ISBLANK([.D903]));&quot;-&quot;;MAX([.D903]-[.C9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4]);ISBLANK([.D904]));&quot;-&quot;;MAX([.D904]-[.C9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5]);ISBLANK([.D905]));&quot;-&quot;;MAX([.D905]-[.C9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6]);ISBLANK([.D906]));&quot;-&quot;;MAX([.D906]-[.C9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7]);ISBLANK([.D907]));&quot;-&quot;;MAX([.D907]-[.C9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8]);ISBLANK([.D908]));&quot;-&quot;;MAX([.D908]-[.C9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9]);ISBLANK([.D909]));&quot;-&quot;;MAX([.D909]-[.C9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0]);ISBLANK([.D910]));&quot;-&quot;;MAX([.D910]-[.C9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1]);ISBLANK([.D911]));&quot;-&quot;;MAX([.D911]-[.C9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2]);ISBLANK([.D912]));&quot;-&quot;;MAX([.D912]-[.C9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3]);ISBLANK([.D913]));&quot;-&quot;;MAX([.D913]-[.C9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4]);ISBLANK([.D914]));&quot;-&quot;;MAX([.D914]-[.C9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5]);ISBLANK([.D915]));&quot;-&quot;;MAX([.D915]-[.C9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6]);ISBLANK([.D916]));&quot;-&quot;;MAX([.D916]-[.C9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7]);ISBLANK([.D917]));&quot;-&quot;;MAX([.D917]-[.C9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8]);ISBLANK([.D918]));&quot;-&quot;;MAX([.D918]-[.C9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9]);ISBLANK([.D919]));&quot;-&quot;;MAX([.D919]-[.C9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0]);ISBLANK([.D920]));&quot;-&quot;;MAX([.D920]-[.C9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1]);ISBLANK([.D921]));&quot;-&quot;;MAX([.D921]-[.C9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2]);ISBLANK([.D922]));&quot;-&quot;;MAX([.D922]-[.C9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3]);ISBLANK([.D923]));&quot;-&quot;;MAX([.D923]-[.C9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4]);ISBLANK([.D924]));&quot;-&quot;;MAX([.D924]-[.C9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5]);ISBLANK([.D925]));&quot;-&quot;;MAX([.D925]-[.C9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6]);ISBLANK([.D926]));&quot;-&quot;;MAX([.D926]-[.C9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7]);ISBLANK([.D927]));&quot;-&quot;;MAX([.D927]-[.C9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8]);ISBLANK([.D928]));&quot;-&quot;;MAX([.D928]-[.C9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9]);ISBLANK([.D929]));&quot;-&quot;;MAX([.D929]-[.C9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0]);ISBLANK([.D930]));&quot;-&quot;;MAX([.D930]-[.C9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1]);ISBLANK([.D931]));&quot;-&quot;;MAX([.D931]-[.C9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2]);ISBLANK([.D932]));&quot;-&quot;;MAX([.D932]-[.C9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3]);ISBLANK([.D933]));&quot;-&quot;;MAX([.D933]-[.C9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4]);ISBLANK([.D934]));&quot;-&quot;;MAX([.D934]-[.C9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5]);ISBLANK([.D935]));&quot;-&quot;;MAX([.D935]-[.C9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6]);ISBLANK([.D936]));&quot;-&quot;;MAX([.D936]-[.C9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7]);ISBLANK([.D937]));&quot;-&quot;;MAX([.D937]-[.C9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8]);ISBLANK([.D938]));&quot;-&quot;;MAX([.D938]-[.C9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9]);ISBLANK([.D939]));&quot;-&quot;;MAX([.D939]-[.C9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0]);ISBLANK([.D940]));&quot;-&quot;;MAX([.D940]-[.C9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1]);ISBLANK([.D941]));&quot;-&quot;;MAX([.D941]-[.C9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2]);ISBLANK([.D942]));&quot;-&quot;;MAX([.D942]-[.C9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3]);ISBLANK([.D943]));&quot;-&quot;;MAX([.D943]-[.C9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4]);ISBLANK([.D944]));&quot;-&quot;;MAX([.D944]-[.C9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5]);ISBLANK([.D945]));&quot;-&quot;;MAX([.D945]-[.C9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6]);ISBLANK([.D946]));&quot;-&quot;;MAX([.D946]-[.C9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7]);ISBLANK([.D947]));&quot;-&quot;;MAX([.D947]-[.C9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8]);ISBLANK([.D948]));&quot;-&quot;;MAX([.D948]-[.C9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9]);ISBLANK([.D949]));&quot;-&quot;;MAX([.D949]-[.C9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0]);ISBLANK([.D950]));&quot;-&quot;;MAX([.D950]-[.C9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1]);ISBLANK([.D951]));&quot;-&quot;;MAX([.D951]-[.C9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2]);ISBLANK([.D952]));&quot;-&quot;;MAX([.D952]-[.C9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3]);ISBLANK([.D953]));&quot;-&quot;;MAX([.D953]-[.C9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4]);ISBLANK([.D954]));&quot;-&quot;;MAX([.D954]-[.C9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5]);ISBLANK([.D955]));&quot;-&quot;;MAX([.D955]-[.C9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6]);ISBLANK([.D956]));&quot;-&quot;;MAX([.D956]-[.C9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7]);ISBLANK([.D957]));&quot;-&quot;;MAX([.D957]-[.C9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8]);ISBLANK([.D958]));&quot;-&quot;;MAX([.D958]-[.C9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9]);ISBLANK([.D959]));&quot;-&quot;;MAX([.D959]-[.C9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0]);ISBLANK([.D960]));&quot;-&quot;;MAX([.D960]-[.C9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1]);ISBLANK([.D961]));&quot;-&quot;;MAX([.D961]-[.C9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2]);ISBLANK([.D962]));&quot;-&quot;;MAX([.D962]-[.C9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3]);ISBLANK([.D963]));&quot;-&quot;;MAX([.D963]-[.C9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4]);ISBLANK([.D964]));&quot;-&quot;;MAX([.D964]-[.C9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5]);ISBLANK([.D965]));&quot;-&quot;;MAX([.D965]-[.C9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6]);ISBLANK([.D966]));&quot;-&quot;;MAX([.D966]-[.C9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7]);ISBLANK([.D967]));&quot;-&quot;;MAX([.D967]-[.C9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8]);ISBLANK([.D968]));&quot;-&quot;;MAX([.D968]-[.C9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9]);ISBLANK([.D969]));&quot;-&quot;;MAX([.D969]-[.C9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0]);ISBLANK([.D970]));&quot;-&quot;;MAX([.D970]-[.C9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1]);ISBLANK([.D971]));&quot;-&quot;;MAX([.D971]-[.C9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2]);ISBLANK([.D972]));&quot;-&quot;;MAX([.D972]-[.C9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3]);ISBLANK([.D973]));&quot;-&quot;;MAX([.D973]-[.C9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4]);ISBLANK([.D974]));&quot;-&quot;;MAX([.D974]-[.C9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5]);ISBLANK([.D975]));&quot;-&quot;;MAX([.D975]-[.C9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6]);ISBLANK([.D976]));&quot;-&quot;;MAX([.D976]-[.C9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7]);ISBLANK([.D977]));&quot;-&quot;;MAX([.D977]-[.C9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8]);ISBLANK([.D978]));&quot;-&quot;;MAX([.D978]-[.C9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9]);ISBLANK([.D979]));&quot;-&quot;;MAX([.D979]-[.C9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0]);ISBLANK([.D980]));&quot;-&quot;;MAX([.D980]-[.C9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1]);ISBLANK([.D981]));&quot;-&quot;;MAX([.D981]-[.C9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2]);ISBLANK([.D982]));&quot;-&quot;;MAX([.D982]-[.C9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3]);ISBLANK([.D983]));&quot;-&quot;;MAX([.D983]-[.C9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4]);ISBLANK([.D984]));&quot;-&quot;;MAX([.D984]-[.C9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5]);ISBLANK([.D985]));&quot;-&quot;;MAX([.D985]-[.C9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6]);ISBLANK([.D986]));&quot;-&quot;;MAX([.D986]-[.C9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7]);ISBLANK([.D987]));&quot;-&quot;;MAX([.D987]-[.C9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8]);ISBLANK([.D988]));&quot;-&quot;;MAX([.D988]-[.C9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9]);ISBLANK([.D989]));&quot;-&quot;;MAX([.D989]-[.C9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0]);ISBLANK([.D990]));&quot;-&quot;;MAX([.D990]-[.C9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1]);ISBLANK([.D991]));&quot;-&quot;;MAX([.D991]-[.C9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2]);ISBLANK([.D992]));&quot;-&quot;;MAX([.D992]-[.C9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3]);ISBLANK([.D993]));&quot;-&quot;;MAX([.D993]-[.C9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4]);ISBLANK([.D994]));&quot;-&quot;;MAX([.D994]-[.C9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5]);ISBLANK([.D995]));&quot;-&quot;;MAX([.D995]-[.C9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6]);ISBLANK([.D996]));&quot;-&quot;;MAX([.D996]-[.C9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7]);ISBLANK([.D997]));&quot;-&quot;;MAX([.D997]-[.C9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8]);ISBLANK([.D998]));&quot;-&quot;;MAX([.D998]-[.C9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9]);ISBLANK([.D999]));&quot;-&quot;;MAX([.D999]-[.C9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 table:style-name="ce11" table:number-columns-repeated="5"/>
          <table:table-cell table:style-name="ce2"/>
          <table:table-cell table:number-columns-repeated="1017"/>
        </table:table-row>
        <table:table-row table:style-name="ro1" table:visibility="collapse" table:number-rows-repeated="1047575">
          <table:table-cell table:number-columns-repeated="1024"/>
        </table:table-row>
        <table:table-row table:style-name="ro1" table:visibility="collapse">
          <table:table-cell table:number-columns-repeated="7"/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2:34:23.754707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1:08:08.626497574</meta:creation-date>
    <dc:date>2016-03-03T14:47:43.292499068</dc:date>
    <meta:editing-duration>PT2H7M24S</meta:editing-duration>
    <meta:editing-cycles>15</meta:editing-cycles>
    <meta:generator>LibreOffice/4.2.8.2$Linux_X86_64 LibreOffice_project/420m0$Build-2</meta:generator>
    <meta:document-statistic meta:table-count="1" meta:cell-count="1016" meta:object-count="0"/>
  </office:meta>
</office:document-meta>
</file>